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0.99.0.oxt&#13;&#13;16.06.2020 09:54:2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0.99.0.oxt&#13;&#13;16.06.2020 09:54: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0.99.0.oxt&#13;&#13;16.06.2020 09:54: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51539626728673210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80151394385305633" text:style-name="L2">
        <text:list-item>
          <text:p text:style-name="P48">Version 2.1.2 :</text:p>
        </text:list-item>
      </text:list>
      <text:list xml:id="list4571981238180331870" text:style-name="L3">
        <text:list-item>
          <text:list>
            <text:list-item>
              <text:p text:style-name="P49">Localized help : resolved non-functional hyperlink due to API incompatibility introduced by Apache OpenOffice 4.1 (and LibreOffice 4.0).</text:p>
            </text:list-item>
          </text:list>
        </text:list-item>
      </text:list>
      <text:list xml:id="list29769855" text:continue-list="list1680151394385305633" text:style-name="L2">
        <text:list-item>
          <text:p text:style-name="P48">Version 2.1.1 :</text:p>
        </text:list-item>
      </text:list>
      <text:list xml:id="list79014353470295804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9756805" text:continue-list="list29769855" text:style-name="L2">
        <text:list-item>
          <text:p text:style-name="P48">Version 2.1.0 :</text:p>
        </text:list-item>
      </text:list>
      <text:list xml:id="list753757975661188578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9776183" text:continue-list="list29756805" text:style-name="L2">
        <text:list-item>
          <text:p text:style-name="P48">Version 2.0.0 :</text:p>
        </text:list-item>
      </text:list>
      <text:list xml:id="list1420358268895679940"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9756737" text:continue-list="list29776183" text:style-name="L2">
        <text:list-item>
          <text:p text:style-name="P48">Version 1.5.3 :</text:p>
        </text:list-item>
      </text:list>
      <text:list xml:id="list135198087221862858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89621960953065523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5492677448590210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831133160698777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7567915003357118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29345073111636650"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025618757559295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161969378448676401"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252345652447080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1882323252954445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08212663598140303" text:style-name="L17">
        <text:list-item>
          <text:p text:style-name="P63">Arg1 : <text:span text:style-name="InstructionMacro">String</text:span> : mandatory, type of control used for the button</text:p>
        </text:list-item>
      </text:list>
      <text:list xml:id="list427114990230205258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7814105076283361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2373376218502387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01633878680480886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514258454567566124"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254749528389095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04125736721042805"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5113971755103852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3185111482507360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45188219116688362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77336834207136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69172254687493461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98311774342181003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42401086967894790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75604607991285420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23551490890260603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6981557355533537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de-CH).</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de-CH)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8102221088221506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410738104077589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57257191585224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2421839625535421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74453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20518422803124451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7637680618542330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0933073428869029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2</dc:date>
     <text:p>internal</text:p>
     <text:p>Page2</text:p>
     <text:p/>
    </office:annotation>Paragraph styles</text:p>
      <text:p text:style-name="P28"><office:annotation>
     <dc:creator>BM</dc:creator>
     <dc:date>2008-03-13T00:00:00.12</dc:date>
     <text:p>internal</text:p>
     <text:p>Page7</text:p>
     <text:p/>
    </office:annotation>Hyperlinks</text:p>
      <text:p text:style-name="hlp_5f_paragraph"><text:span text:style-name="T14"><office:annotation>
      <dc:creator>BM</dc:creator>
      <dc:date>2008-03-13T00:00:00.12</dc:date>
      <text:p>internal</text:p>
      <text:p>Page3</text:p>
      <text:p/>
     </office:annotation></text:span><text:span text:style-name="T14">Text formatting</text:span></text:p>
      <text:p text:style-name="P28"><office:annotation>
     <dc:creator>BM</dc:creator>
     <dc:date>2008-03-26T00:00:00.1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3</dc:date>
     <text:p>external</text:p>
     <text:p>text/swriter/main0210.xhp</text:p>
     <text:p/>
    </office:annotation><text:span text:style-name="T14">Preview topic</text:span> </text:p>
      <text:p text:style-name="hlp_5f_paragraph">This hyperlink displays <text:s/><office:annotation>
     <dc:creator>BM</dc:creator>
     <dc:date>2008-03-15T00:00:00.1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774611" text:continue-list="list74410738104077589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753285" text:continue-list="list2974453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1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9775048" text:continue-list="list2977461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0.99.0") ' fill with your values
  setExtensionDescription("en, de")
  setDisplayName("en", "curly (de-CH)")
  setDisplayName("de", "curly (de-CH)")
  setTooltip("en, de", "en") ' deprecated ! starting from 3.1,use instead setExtensionDescription
endDescription  


beginAnnexes 
  useLibrary("Basic", "curly_de-CH/")
endAnnexes


beginAddonUI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german style quotation marks)", "en")
		              setTitle("Zeige wörtliche Rede", "de")
		            endTitles
		            setURL("Basic", "curly_de-CH", "QM_de_CH", "ShowDirectSpeech")
				endCommand
		
				beginCommand
		            beginTitles("Writer")
		              setTitle("Back to standard view", "en")
		              setTitle("Zurück zur Normalansicht", "de")
		            endTitles
		            setURL("Basic", "curly_de-CH", "QM_de_CH", "StandardView")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german style quotation marks)", "en")
              setTitle("Zeige wörtliche Rede", "de")
            endTitles
            setURL("Basic", "curly_de-CH", "QM_de_CH", "ShowDirectSpeech")
		endCommand

		beginCommand
            beginTitles("Writer")
              setTitle("Back to standard view", "en")
              setTitle("Zurück zur Normalansicht", "de")
            endTitles
            setURL("Basic", "curly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